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FT-SIF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91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479.397" calcext:value-type="float">
            <text:p>479.3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61.818" calcext:value-type="float">
            <text:p>161.818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1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07.01" calcext:value-type="float">
            <text:p>107.0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09.067" calcext:value-type="float">
            <text:p>109.067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2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47.944" calcext:value-type="float">
            <text:p>147.9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33.59" calcext:value-type="float">
            <text:p>133.59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37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05.081" calcext:value-type="float">
            <text:p>105.08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13.809" calcext:value-type="float">
            <text:p>113.809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28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34.377" calcext:value-type="float">
            <text:p>134.37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33.08" calcext:value-type="float">
            <text:p>133.08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77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6.004" calcext:value-type="float">
            <text:p>116.00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22.679" calcext:value-type="float">
            <text:p>122.679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31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4.035" calcext:value-type="float">
            <text:p>114.0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27.724" calcext:value-type="float">
            <text:p>127.724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6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05.489" calcext:value-type="float">
            <text:p>105.48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17.964" calcext:value-type="float">
            <text:p>117.964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5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1.652" calcext:value-type="float">
            <text:p>111.65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11.79" calcext:value-type="float">
            <text:p>111.79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8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05.508" calcext:value-type="float">
            <text:p>105.50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23.49" calcext:value-type="float">
            <text:p>123.49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4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5.328" calcext:value-type="float">
            <text:p>115.32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13.953" calcext:value-type="float">
            <text:p>113.953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6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35.462" calcext:value-type="float">
            <text:p>135.4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23.556" calcext:value-type="float">
            <text:p>123.556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07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4.561" calcext:value-type="float">
            <text:p>114.56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14.663" calcext:value-type="float">
            <text:p>114.663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005" calcext:value-type="float">
            <text:p>1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31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20.825" calcext:value-type="float">
            <text:p>120.8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24.434" calcext:value-type="float">
            <text:p>124.434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49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04.365" calcext:value-type="float">
            <text:p>104.3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20.244" calcext:value-type="float">
            <text:p>120.244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4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6.163" calcext:value-type="float">
            <text:p>116.16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27.021" calcext:value-type="float">
            <text:p>127.021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89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7.765" calcext:value-type="float">
            <text:p>117.7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30.141" calcext:value-type="float">
            <text:p>130.141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9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1.309" calcext:value-type="float">
            <text:p>111.3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27.176" calcext:value-type="float">
            <text:p>127.176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159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2.057" calcext:value-type="float">
            <text:p>112.05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14.553" calcext:value-type="float">
            <text:p>114.553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</table:table>
      <table:table table:name="SIFT-BRISK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91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44.37" calcext:value-type="float">
            <text:p>144.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52.734" calcext:value-type="float">
            <text:p>52.734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1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22.461" calcext:value-type="float">
            <text:p>122.46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2.8123" calcext:value-type="float">
            <text:p>22.8123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89" calcext:value-type="float">
            <text:p>1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2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5.105" calcext:value-type="float">
            <text:p>115.1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0.3356" calcext:value-type="float">
            <text:p>20.3356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98" calcext:value-type="float">
            <text:p>1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37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5.416" calcext:value-type="float">
            <text:p>115.41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0.6343" calcext:value-type="float">
            <text:p>20.6343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0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28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9.551" calcext:value-type="float">
            <text:p>119.5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0.3923" calcext:value-type="float">
            <text:p>20.3923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77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20.837" calcext:value-type="float">
            <text:p>120.8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5.3116" calcext:value-type="float">
            <text:p>25.3116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16" calcext:value-type="float">
            <text:p>1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31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8.039" calcext:value-type="float">
            <text:p>118.03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1.6452" calcext:value-type="float">
            <text:p>21.6452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73" calcext:value-type="float">
            <text:p>1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6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3.126" calcext:value-type="float">
            <text:p>113.12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5.762" calcext:value-type="float">
            <text:p>25.762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5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5.585" calcext:value-type="float">
            <text:p>115.58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1.4434" calcext:value-type="float">
            <text:p>21.4434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39" calcext:value-type="float">
            <text:p>1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8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5.273" calcext:value-type="float">
            <text:p>115.2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1.9361" calcext:value-type="float">
            <text:p>21.9361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4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6.57" calcext:value-type="float">
            <text:p>116.5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4.4355" calcext:value-type="float">
            <text:p>24.4355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41" calcext:value-type="float">
            <text:p>1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6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24.459" calcext:value-type="float">
            <text:p>124.45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1.8399" calcext:value-type="float">
            <text:p>21.8399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07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26.961" calcext:value-type="float">
            <text:p>126.96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2.0884" calcext:value-type="float">
            <text:p>22.0884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31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2.274" calcext:value-type="float">
            <text:p>112.27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5.275" calcext:value-type="float">
            <text:p>25.275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49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0.651" calcext:value-type="float">
            <text:p>110.6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4.1035" calcext:value-type="float">
            <text:p>24.1035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55" calcext:value-type="float">
            <text:p>1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4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7.667" calcext:value-type="float">
            <text:p>117.66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2.9569" calcext:value-type="float">
            <text:p>22.9569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62" calcext:value-type="float">
            <text:p>1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89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5.168" calcext:value-type="float">
            <text:p>115.16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57" calcext:value-type="float">
            <text:p>1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9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30.889" calcext:value-type="float">
            <text:p>130.88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5.4142" calcext:value-type="float">
            <text:p>25.4142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43" calcext:value-type="float">
            <text:p>1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159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8.735" calcext:value-type="float">
            <text:p>118.7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3.6174" calcext:value-type="float">
            <text:p>23.6174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79" calcext:value-type="float">
            <text:p>1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</table:table>
      <table:table table:name="BRISK-SIFT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91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44.37" calcext:value-type="float">
            <text:p>144.37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52.734" calcext:value-type="float">
            <text:p>52.734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1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22.461" calcext:value-type="float">
            <text:p>122.461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2.8123" calcext:value-type="float">
            <text:p>22.8123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89" calcext:value-type="float">
            <text:p>118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2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5.105" calcext:value-type="float">
            <text:p>115.105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0.3356" calcext:value-type="float">
            <text:p>20.3356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98" calcext:value-type="float">
            <text:p>11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37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5.416" calcext:value-type="float">
            <text:p>115.416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0.6343" calcext:value-type="float">
            <text:p>20.6343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09" calcext:value-type="float">
            <text:p>110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28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9.551" calcext:value-type="float">
            <text:p>119.551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0.3923" calcext:value-type="float">
            <text:p>20.3923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70" calcext:value-type="float">
            <text:p>117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877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20.837" calcext:value-type="float">
            <text:p>120.837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5.3116" calcext:value-type="float">
            <text:p>25.3116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16" calcext:value-type="float">
            <text:p>111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31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8.039" calcext:value-type="float">
            <text:p>118.039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1.6452" calcext:value-type="float">
            <text:p>21.6452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73" calcext:value-type="float">
            <text:p>11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6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3.126" calcext:value-type="float">
            <text:p>113.126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5.762" calcext:value-type="float">
            <text:p>25.762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84" calcext:value-type="float">
            <text:p>11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5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5.585" calcext:value-type="float">
            <text:p>115.585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1.4434" calcext:value-type="float">
            <text:p>21.4434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39" calcext:value-type="float">
            <text:p>12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198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5.273" calcext:value-type="float">
            <text:p>115.273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1.9361" calcext:value-type="float">
            <text:p>21.9361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61" calcext:value-type="float">
            <text:p>12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4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6.57" calcext:value-type="float">
            <text:p>116.57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4.4355" calcext:value-type="float">
            <text:p>24.4355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41" calcext:value-type="float">
            <text:p>124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6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24.459" calcext:value-type="float">
            <text:p>124.459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1.8399" calcext:value-type="float">
            <text:p>21.8399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80" calcext:value-type="float">
            <text:p>128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07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26.961" calcext:value-type="float">
            <text:p>126.961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2.0884" calcext:value-type="float">
            <text:p>22.0884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328" calcext:value-type="float">
            <text:p>13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31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2.274" calcext:value-type="float">
            <text:p>112.274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5.275" calcext:value-type="float">
            <text:p>25.275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68" calcext:value-type="float">
            <text:p>12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49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0.651" calcext:value-type="float">
            <text:p>110.651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4.1035" calcext:value-type="float">
            <text:p>24.1035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55" calcext:value-type="float">
            <text:p>12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4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7.667" calcext:value-type="float">
            <text:p>117.667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2.9569" calcext:value-type="float">
            <text:p>22.9569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62" calcext:value-type="float">
            <text:p>12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89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5.168" calcext:value-type="float">
            <text:p>115.168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57" calcext:value-type="float">
            <text:p>12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09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30.889" calcext:value-type="float">
            <text:p>130.889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5.4142" calcext:value-type="float">
            <text:p>25.4142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43" calcext:value-type="float">
            <text:p>124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159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118.735" calcext:value-type="float">
            <text:p>118.735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3.6174" calcext:value-type="float">
            <text:p>23.6174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79" calcext:value-type="float">
            <text:p>12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(base)</text:p>
          </table:table-cell>
          <table:table-cell office:value-type="string" calcext:value-type="string">
            <text:p>topfx@topfx-VirtualBox:~/Documents/SFND_3D_Object_Tracking-master/3D_Tracking/build$</text:p>
          </table:table-cell>
          <table:table-cell office:value-type="string" calcext:value-type="string">
            <text:p>^C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(base)</text:p>
          </table:table-cell>
          <table:table-cell office:value-type="string" calcext:value-type="string">
            <text:p>topfx@topfx-VirtualBox:~/Documents/SFND_3D_Object_Tracking-master/3D_Tracking/build$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-j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canning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3D_object_trackin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6%]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XX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MakeFiles/3D_object_tracking.dir/src/FinalProject_Camera.cpp.o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/usr/include/pcl-1.8/pcl/sample_consensus/sac_model.h:52:0</text:p>
          </table:table-cell>
          <table:table-cell table:number-columns-repeated="30"/>
        </table:table-row>
        <table:table-row table:style-name="ro1">
          <table:table-cell table:number-columns-repeated="17"/>
          <table:table-cell office:value-type="string" calcext:value-type="string">
            <text:p>from</text:p>
          </table:table-cell>
          <table:table-cell office:value-type="string" calcext:value-type="string">
            <text:p>/usr/include/pcl-1.8/pcl/sample_consensus/sac.h:45</text:p>
          </table:table-cell>
          <table:table-cell table:number-columns-repeated="16"/>
        </table:table-row>
        <table:table-row table:style-name="ro1">
          <table:table-cell table:number-columns-repeated="17"/>
          <table:table-cell office:value-type="string" calcext:value-type="string">
            <text:p>from</text:p>
          </table:table-cell>
          <table:table-cell office:value-type="string" calcext:value-type="string">
            <text:p>/usr/include/pcl-1.8/pcl/segmentation/sac_segmentation.h:49</text:p>
          </table:table-cell>
          <table:table-cell table:number-columns-repeated="16"/>
        </table:table-row>
        <table:table-row table:style-name="ro1">
          <table:table-cell table:number-columns-repeated="17"/>
          <table:table-cell office:value-type="string" calcext:value-type="string">
            <text:p>from</text:p>
          </table:table-cell>
          <table:table-cell office:value-type="string" calcext:value-type="string">
            <text:p>/home/topfx/Documents/SFND_3D_Object_Tracking-master/3D_Tracking/src/camFusion.hpp:16</text:p>
          </table:table-cell>
          <table:table-cell table:number-columns-repeated="16"/>
        </table:table-row>
        <table:table-row table:style-name="ro1">
          <table:table-cell table:number-columns-repeated="17"/>
          <table:table-cell office:value-type="string" calcext:value-type="string">
            <text:p>from</text:p>
          </table:table-cell>
          <table:table-cell office:value-type="string" calcext:value-type="string">
            <text:p>/home/topfx/Documents/SFND_3D_Object_Tracking-master/3D_Tracking/src/FinalProject_Camera.cpp:21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/usr/include/pcl-1.8/pcl/sample_consensus/model_types.h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‘void</text:p>
          </table:table-cell>
          <table:table-cell office:value-type="string" calcext:value-type="string">
            <text:p>__static_initialization_and_destruction_0(int</text:p>
          </table:table-cell>
          <table:table-cell/>
          <table:table-cell office:value-type="string" calcext:value-type="string">
            <text:p>int)’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/usr/include/pcl-1.8/pcl/sample_consensus/model_types.h:99:3:</text:p>
          </table:table-cell>
          <table:table-cell office:value-type="string" calcext:value-type="string">
            <text:p>warning:</text:p>
          </table:table-cell>
          <table:table-cell office:value-type="string" calcext:value-type="string">
            <text:p>‘pcl::SAC_SAMPLE_SIZE’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eprecated: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eprecat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kept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de.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1.8.0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ampleConsensusMod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[-Wdeprecated-declarations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C_SAMPLE_SIZE</text:p>
          </table:table-cell>
          <table:table-cell office:value-type="string" calcext:value-type="string">
            <text:p>(sample_size_pairs</text:p>
          </table:table-cell>
          <table:table-cell/>
          <table:table-cell office:value-type="string" calcext:value-type="string">
            <text:p>sample_size_pair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zeof</text:p>
          </table:table-cell>
          <table:table-cell office:value-type="string" calcext:value-type="string">
            <text:p>(sample_size_pairs)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izeof</text:p>
          </table:table-cell>
          <table:table-cell office:value-type="string" calcext:value-type="string">
            <text:p>(SampleSizeModel));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^~~~~~~~~~~~~~~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/usr/include/pcl-1.8/pcl/sample_consensus/model_types.h:99:3: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declared</text:p>
          </table:table-cell>
          <table:table-cell office:value-type="string" calcext:value-type="string">
            <text:p>her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3%]</text:p>
          </table:table-cell>
          <table:table-cell office:value-type="string" calcext:value-type="string">
            <text:p>Linking</text:p>
          </table:table-cell>
          <table:table-cell office:value-type="string" calcext:value-type="string">
            <text:p>CXX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3D_object_tracking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[100%]</text:p>
          </table:table-cell>
          <table:table-cell office:value-type="string" calcext:value-type="string">
            <text:p>Buil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3D_object_tracki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(base)</text:p>
          </table:table-cell>
          <table:table-cell office:value-type="string" calcext:value-type="string">
            <text:p>topfx@topfx-VirtualBox:~/Documents/SFND_3D_Object_Tracking-master/3D_Tracking/build$</text:p>
          </table:table-cell>
          <table:table-cell office:value-type="string" calcext:value-type="string">
            <text:p>./3D_object_tracking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89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615.289" calcext:value-type="float">
            <text:p>615.289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891.857" calcext:value-type="float">
            <text:p>891.857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00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93.902" calcext:value-type="float">
            <text:p>393.902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45.907" calcext:value-type="float">
            <text:p>245.907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56" calcext:value-type="float">
            <text:p>11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97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400.707" calcext:value-type="float">
            <text:p>400.707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22.577" calcext:value-type="float">
            <text:p>222.577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26" calcext:value-type="float">
            <text:p>122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95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95.972" calcext:value-type="float">
            <text:p>395.972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24.335" calcext:value-type="float">
            <text:p>224.335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94" calcext:value-type="float">
            <text:p>11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85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414.725" calcext:value-type="float">
            <text:p>414.725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06.82" calcext:value-type="float">
            <text:p>206.82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97" calcext:value-type="float">
            <text:p>11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90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418.252" calcext:value-type="float">
            <text:p>418.252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22.119" calcext:value-type="float">
            <text:p>222.119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37" calcext:value-type="float">
            <text:p>11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88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80.817" calcext:value-type="float">
            <text:p>380.817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99.605" calcext:value-type="float">
            <text:p>199.605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02" calcext:value-type="float">
            <text:p>120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88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411.869" calcext:value-type="float">
            <text:p>411.869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51.983" calcext:value-type="float">
            <text:p>251.983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88" calcext:value-type="float">
            <text:p>118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89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94.379" calcext:value-type="float">
            <text:p>394.379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16.564" calcext:value-type="float">
            <text:p>216.564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17" calcext:value-type="float">
            <text:p>12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930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400.081" calcext:value-type="float">
            <text:p>400.081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03.023" calcext:value-type="float">
            <text:p>203.023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11" calcext:value-type="float">
            <text:p>12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22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85.97" calcext:value-type="float">
            <text:p>385.97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08.303" calcext:value-type="float">
            <text:p>208.303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18" calcext:value-type="float">
            <text:p>12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1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87.061" calcext:value-type="float">
            <text:p>387.061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10.999" calcext:value-type="float">
            <text:p>210.999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71" calcext:value-type="float">
            <text:p>12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949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90.792" calcext:value-type="float">
            <text:p>390.792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26.36" calcext:value-type="float">
            <text:p>226.36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97" calcext:value-type="float">
            <text:p>12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12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87.109" calcext:value-type="float">
            <text:p>387.109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99.387" calcext:value-type="float">
            <text:p>199.387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176" calcext:value-type="float">
            <text:p>11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2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91.912" calcext:value-type="float">
            <text:p>391.912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199.633" calcext:value-type="float">
            <text:p>199.633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97" calcext:value-type="float">
            <text:p>12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7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92.125" calcext:value-type="float">
            <text:p>392.125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07.962" calcext:value-type="float">
            <text:p>207.962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25" calcext:value-type="float">
            <text:p>12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131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449.94" calcext:value-type="float">
            <text:p>449.94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26.019" calcext:value-type="float">
            <text:p>226.019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54" calcext:value-type="float">
            <text:p>12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13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410.94" calcext:value-type="float">
            <text:p>410.94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32.371" calcext:value-type="float">
            <text:p>232.371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59" calcext:value-type="float">
            <text:p>12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14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82.013" calcext:value-type="float">
            <text:p>382.013</text:p>
          </table:table-cell>
          <table:table-cell office:value-type="string" calcext:value-type="string">
            <text:p>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208.789" calcext:value-type="float">
            <text:p>208.789</text:p>
          </table:table-cell>
          <table:table-cell office:value-type="string" calcext:value-type="string">
            <text:p>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238" calcext:value-type="float">
            <text:p>12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 table:number-columns-repeated="28"/>
        </table:table-row>
      </table:table>
      <table:table table:name="BRISK-BRISK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89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96.36" calcext:value-type="float">
            <text:p>396.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47.2369" calcext:value-type="float">
            <text:p>47.2369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00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73.771" calcext:value-type="float">
            <text:p>373.77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4.6619" calcext:value-type="float">
            <text:p>34.6619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734" calcext:value-type="float">
            <text:p>1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97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77.677" calcext:value-type="float">
            <text:p>377.67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5.0255" calcext:value-type="float">
            <text:p>35.0255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798" calcext:value-type="float">
            <text:p>1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95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81.411" calcext:value-type="float">
            <text:p>381.41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8.3876" calcext:value-type="float">
            <text:p>38.3876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789" calcext:value-type="float">
            <text:p>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85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413.847" calcext:value-type="float">
            <text:p>413.8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5.2273" calcext:value-type="float">
            <text:p>35.2273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853" calcext:value-type="float">
            <text:p>1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90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74.563" calcext:value-type="float">
            <text:p>374.56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5.0895" calcext:value-type="float">
            <text:p>35.0895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88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77.301" calcext:value-type="float">
            <text:p>377.30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1.2063" calcext:value-type="float">
            <text:p>31.2063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795" calcext:value-type="float">
            <text:p>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88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84.838" calcext:value-type="float">
            <text:p>384.8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1.0378" calcext:value-type="float">
            <text:p>31.0378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89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79.234" calcext:value-type="float">
            <text:p>379.23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4.6302" calcext:value-type="float">
            <text:p>34.6302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785" calcext:value-type="float">
            <text:p>1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930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69.396" calcext:value-type="float">
            <text:p>369.39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3.4502" calcext:value-type="float">
            <text:p>33.4502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22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91.245" calcext:value-type="float">
            <text:p>391.24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8.4006" calcext:value-type="float">
            <text:p>38.4006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839" calcext:value-type="float">
            <text:p>1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13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75.943" calcext:value-type="float">
            <text:p>375.94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4.8718" calcext:value-type="float">
            <text:p>34.8718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877" calcext:value-type="float">
            <text:p>1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2949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84.66" calcext:value-type="float">
            <text:p>384.6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4.1518" calcext:value-type="float">
            <text:p>34.1518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12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410.319" calcext:value-type="float">
            <text:p>410.3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4.2445" calcext:value-type="float">
            <text:p>34.2445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2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426.725" calcext:value-type="float">
            <text:p>426.7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3.9974" calcext:value-type="float">
            <text:p>33.9974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074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91.588" calcext:value-type="float">
            <text:p>391.58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8.4894" calcext:value-type="float">
            <text:p>38.4894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131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73.277" calcext:value-type="float">
            <text:p>373.27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5.3533" calcext:value-type="float">
            <text:p>35.3533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135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79.559" calcext:value-type="float">
            <text:p>379.55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4.8044" calcext:value-type="float">
            <text:p>34.8044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=3146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in</text:p>
          </table:table-cell>
          <table:table-cell office:value-type="float" office:value="396.096" calcext:value-type="float">
            <text:p>396.09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in</text:p>
          </table:table-cell>
          <table:table-cell office:value-type="float" office:value="34.3142" calcext:value-type="float">
            <text:p>34.3142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=</text:p>
          </table:table-cell>
          <table:table-cell office:value-type="float" office:value="1803" calcext:value-type="float">
            <text:p>1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KEYPOINT</text:p>
          </table:table-cell>
          <table:table-cell office:value-type="string" calcext:value-type="string">
            <text:p>DESCRIPTOR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ra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2:48:43.150454537</meta:creation-date>
    <dc:date>2020-01-01T13:05:49.223972366</dc:date>
    <meta:editing-duration>PT17M10S</meta:editing-duration>
    <meta:editing-cycles>2</meta:editing-cycles>
    <meta:generator>LibreOffice/6.0.7.3$Linux_X86_64 LibreOffice_project/00m0$Build-3</meta:generator>
    <meta:document-statistic meta:table-count="4" meta:cell-count="7284" meta:object-count="0"/>
  </office:meta>
</office:document-meta>
</file>